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42.74mm"/>
    </style:style>
    <style:style style:name="co4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7.62mm" svg:y="95.82mm">
            <draw:object draw:notify-on-update-of-ranges="Sheet1.A22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10 <text:s text:c="3"/>sampled: 1854.034 <text:s text:c="2"/>given: 3800 <text:s text:c="2"/>gain: 2.04958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10 <text:s text:c="3"/>sampled: 1854.034 <text:s text:c="2"/>given: 3800 <text:s text:c="2"/>gain: 2.04958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42 <text:s text:c="3"/>sampled: 1756.549 <text:s text:c="2"/>given: 3600 <text:s text:c="2"/>gain: 2.04947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43 <text:s text:c="3"/>sampled: 1756.65 <text:s text:c="2"/>given: 3600 <text:s text:c="2"/>gain: 2.04935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471 <text:s text:c="3"/>sampled: 1658.762 <text:s text:c="2"/>given: 3400 <text:s text:c="2"/>gain: 2.04972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472 <text:s text:c="3"/>sampled: 1658.862 <text:s text:c="2"/>given: 3400 <text:s text:c="2"/>gain: 2.0495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03 <text:s text:c="3"/>sampled: 1561.276 <text:s text:c="2"/>given: 3200 <text:s text:c="2"/>gain: 2.04960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02 <text:s text:c="3"/>sampled: 1561.176 <text:s text:c="2"/>given: 3200 <text:s text:c="2"/>gain: 2.04973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34 <text:s text:c="3"/>sampled: 1463.69 <text:s text:c="2"/>given: 3000 <text:s text:c="2"/>gain: 2.04961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34 <text:s text:c="3"/>sampled: 1463.69 <text:s text:c="2"/>given: 3000 <text:s text:c="2"/>gain: 2.04961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566 <text:s text:c="3"/>sampled: 1366.205 <text:s text:c="2"/>given: 2800 <text:s text:c="2"/>gain: 2.04947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565 <text:s text:c="3"/>sampled: 1366.104 <text:s text:c="2"/>given: 2800 <text:s text:c="2"/>gain: 2.0496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596 <text:s text:c="3"/>sampled: 1268.518 <text:s text:c="2"/>given: 2600 <text:s text:c="2"/>gain: 2.04963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596 <text:s text:c="3"/>sampled: 1268.518 <text:s text:c="2"/>given: 2600 <text:s text:c="2"/>gain: 2.04963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28 <text:s text:c="3"/>sampled: 1171.033 <text:s text:c="2"/>given: 2400 <text:s text:c="2"/>gain: 2.04947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28 <text:s text:c="3"/>sampled: 1171.033 <text:s text:c="2"/>given: 2400 <text:s text:c="2"/>gain: 2.04947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60 <text:s text:c="3"/>sampled: 1073.547 <text:s text:c="2"/>given: 2200 <text:s text:c="2"/>gain: 2.04928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59 <text:s text:c="3"/>sampled: 1073.447 <text:s text:c="2"/>given: 2200 <text:s text:c="2"/>gain: 2.049473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ce1" office:value-type="float" office:value="2.049584" calcext:value-type="float">
            <text:p>2.049584</text:p>
          </table:table-cell>
          <table:table-cell table:number-columns-repeated="5"/>
        </table:table-row>
        <table:table-row table:style-name="ro1">
          <table:table-cell table:style-name="ce1" office:value-type="float" office:value="2.049584" calcext:value-type="float">
            <text:p>2.049584</text:p>
          </table:table-cell>
          <table:table-cell table:number-columns-repeated="5"/>
        </table:table-row>
        <table:table-row table:style-name="ro1">
          <table:table-cell table:style-name="ce1" office:value-type="float" office:value="2.049473" calcext:value-type="float">
            <text:p>2.049473</text:p>
          </table:table-cell>
          <table:table-cell table:number-columns-repeated="5"/>
        </table:table-row>
        <table:table-row table:style-name="ro1">
          <table:table-cell table:style-name="ce1" office:value-type="float" office:value="2.049356" calcext:value-type="float">
            <text:p>2.049356</text:p>
          </table:table-cell>
          <table:table-cell table:number-columns-repeated="5"/>
        </table:table-row>
        <table:table-row table:style-name="ro1">
          <table:table-cell table:style-name="ce1" office:value-type="float" office:value="2.049722" calcext:value-type="float">
            <text:p>2.049722</text:p>
          </table:table-cell>
          <table:table-cell table:number-columns-repeated="5"/>
        </table:table-row>
        <table:table-row table:style-name="ro1">
          <table:table-cell table:style-name="ce1" office:value-type="float" office:value="2.049598" calcext:value-type="float">
            <text:p>2.049598</text:p>
          </table:table-cell>
          <table:table-cell table:number-columns-repeated="5"/>
        </table:table-row>
        <table:table-row table:style-name="ro1">
          <table:table-cell table:style-name="ce1" office:value-type="float" office:value="2.049605" calcext:value-type="float">
            <text:p>2.049605</text:p>
          </table:table-cell>
          <table:table-cell table:number-columns-repeated="5"/>
        </table:table-row>
        <table:table-row table:style-name="ro1">
          <table:table-cell table:style-name="ce1" office:value-type="float" office:value="2.049737" calcext:value-type="float">
            <text:p>2.049737</text:p>
          </table:table-cell>
          <table:table-cell table:number-columns-repeated="5"/>
        </table:table-row>
        <table:table-row table:style-name="ro1">
          <table:table-cell table:style-name="ce1" office:value-type="float" office:value="2.049614" calcext:value-type="float">
            <text:p>2.049614</text:p>
          </table:table-cell>
          <table:table-cell table:number-columns-repeated="5"/>
        </table:table-row>
        <table:table-row table:style-name="ro1">
          <table:table-cell table:style-name="ce1" office:value-type="float" office:value="2.049614" calcext:value-type="float">
            <text:p>2.049614</text:p>
          </table:table-cell>
          <table:table-cell table:number-columns-repeated="5"/>
        </table:table-row>
        <table:table-row table:style-name="ro1">
          <table:table-cell table:style-name="ce1" office:value-type="float" office:value="2.049473" calcext:value-type="float">
            <text:p>2.049473</text:p>
          </table:table-cell>
          <table:table-cell table:number-columns-repeated="5"/>
        </table:table-row>
        <table:table-row table:style-name="ro1">
          <table:table-cell table:style-name="ce1" office:value-type="float" office:value="2.049624" calcext:value-type="float">
            <text:p>2.049624</text:p>
          </table:table-cell>
          <table:table-cell table:number-columns-repeated="5"/>
        </table:table-row>
        <table:table-row table:style-name="ro1">
          <table:table-cell table:style-name="ce1" office:value-type="float" office:value="2.049636" calcext:value-type="float">
            <text:p>2.049636</text:p>
          </table:table-cell>
          <table:table-cell table:number-columns-repeated="5"/>
        </table:table-row>
        <table:table-row table:style-name="ro1">
          <table:table-cell table:style-name="ce1" office:value-type="float" office:value="2.049636" calcext:value-type="float">
            <text:p>2.049636</text:p>
          </table:table-cell>
          <table:table-cell table:number-columns-repeated="5"/>
        </table:table-row>
        <table:table-row table:style-name="ro1">
          <table:table-cell table:style-name="ce1" office:value-type="float" office:value="2.049473" calcext:value-type="float">
            <text:p>2.049473</text:p>
          </table:table-cell>
          <table:table-cell table:number-columns-repeated="5"/>
        </table:table-row>
        <table:table-row table:style-name="ro1">
          <table:table-cell table:style-name="ce1" office:value-type="float" office:value="2.049473" calcext:value-type="float">
            <text:p>2.049473</text:p>
          </table:table-cell>
          <table:table-cell table:number-columns-repeated="5"/>
        </table:table-row>
        <table:table-row table:style-name="ro1">
          <table:table-cell table:style-name="ce1" office:value-type="float" office:value="2.049281" calcext:value-type="float">
            <text:p>2.049281</text:p>
          </table:table-cell>
          <table:table-cell table:number-columns-repeated="5"/>
        </table:table-row>
        <table:table-row table:style-name="ro1">
          <table:table-cell table:style-name="ce1" office:value-type="float" office:value="2.049473" calcext:value-type="float">
            <text:p>2.0494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952" calcext:value-type="float">
            <text:p>2.04952</text:p>
          </table:table-cell>
          <table:table-cell table:number-columns-repeated="5"/>
        </table:table-row>
        <table:table-row table:style-name="ro1" table:number-rows-repeated="7">
          <table:table-cell table:style-name="Default"/>
          <table:table-cell table:number-columns-repeated="5"/>
        </table:table-row>
        <table:table-row table:style-name="ro1">
          <table:table-cell table:style-name="ce3" table:number-columns-repeated="6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formula="of:=AVERAGE([.A54:.A112])" office:value-type="float" office:value="2331.83750847458" calcext:value-type="float">
            <text:p>2331.83750847458</text:p>
          </table:table-cell>
          <table:table-cell table:formula="of:=AVERAGE([.F54:.F57])" office:value-type="float" office:value="49.92525" calcext:value-type="float">
            <text:p>49.92525</text:p>
          </table:table-cell>
          <table:table-cell table:formula="of:=2*[.C54]" office:value-type="float" office:value="99.8505" calcext:value-type="float">
            <text:p>99.8505</text:p>
          </table:table-cell>
          <table:table-cell table:formula="of:=[.D54]/[.B54]" office:value-type="float" office:value="0.0428205222864433" calcext:value-type="float">
            <text:p>0.042820522286443</text:p>
          </table:table-cell>
          <table:table-cell office:value-type="float" office:value="49.929" calcext:value-type="float">
            <text:p>49.929</text:p>
          </table:table-cell>
        </table:table-row>
        <table:table-row table:style-name="ro1">
          <table:table-cell office:value-type="float" office:value="2331.088" calcext:value-type="float">
            <text:p>2331.088</text:p>
          </table:table-cell>
          <table:table-cell table:number-columns-repeated="4"/>
          <table:table-cell office:value-type="float" office:value="49.924" calcext:value-type="float">
            <text:p>49.924</text:p>
          </table:table-cell>
        </table:table-row>
        <table:table-row table:style-name="ro1">
          <table:table-cell office:value-type="float" office:value="2331.29" calcext:value-type="float">
            <text:p>2331.29</text:p>
          </table:table-cell>
          <table:table-cell table:number-columns-repeated="4"/>
          <table:table-cell office:value-type="float" office:value="49.924" calcext:value-type="float">
            <text:p>49.924</text:p>
          </table:table-cell>
        </table:table-row>
        <table:table-row table:style-name="ro1">
          <table:table-cell office:value-type="float" office:value="2331.39" calcext:value-type="float">
            <text:p>2331.39</text:p>
          </table:table-cell>
          <table:table-cell table:number-columns-repeated="4"/>
          <table:table-cell office:value-type="float" office:value="49.924" calcext:value-type="float">
            <text:p>49.924</text:p>
          </table:table-cell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number-columns-repeated="5"/>
        </table:table-row>
        <table:table-row table:style-name="ro1">
          <table:table-cell office:value-type="float" office:value="2330.887" calcext:value-type="float">
            <text:p>2330.887</text:p>
          </table:table-cell>
          <table:table-cell table:number-columns-repeated="5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5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5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5"/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number-columns-repeated="5"/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number-columns-repeated="5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5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5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5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5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5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5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5"/>
        </table:table-row>
        <table:table-row table:style-name="ro1">
          <table:table-cell office:value-type="float" office:value="2331.491" calcext:value-type="float">
            <text:p>2331.491</text:p>
          </table:table-cell>
          <table:table-cell table:number-columns-repeated="5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5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5"/>
        </table:table-row>
        <table:table-row table:style-name="ro1">
          <table:table-cell office:value-type="float" office:value="2331.39" calcext:value-type="float">
            <text:p>2331.39</text:p>
          </table:table-cell>
          <table:table-cell table:number-columns-repeated="5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5"/>
        </table:table-row>
        <table:table-row table:style-name="ro1">
          <table:table-cell office:value-type="float" office:value="2332.196" calcext:value-type="float">
            <text:p>2332.196</text:p>
          </table:table-cell>
          <table:table-cell table:number-columns-repeated="5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5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5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5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5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5"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5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5"/>
        </table:table-row>
        <table:table-row table:style-name="ro1">
          <table:table-cell office:value-type="float" office:value="2331.29" calcext:value-type="float">
            <text:p>2331.29</text:p>
          </table:table-cell>
          <table:table-cell table:number-columns-repeated="5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5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5"/>
        </table:table-row>
        <table:table-row table:style-name="ro1">
          <table:table-cell office:value-type="float" office:value="2332.196" calcext:value-type="float">
            <text:p>2332.196</text:p>
          </table:table-cell>
          <table:table-cell table:number-columns-repeated="5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5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5"/>
        </table:table-row>
        <table:table-row table:style-name="ro1">
          <table:table-cell office:value-type="float" office:value="2332.297" calcext:value-type="float">
            <text:p>2332.297</text:p>
          </table:table-cell>
          <table:table-cell table:number-columns-repeated="5"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5"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5"/>
        </table:table-row>
        <table:table-row table:style-name="ro1">
          <table:table-cell office:value-type="float" office:value="2331.692" calcext:value-type="float">
            <text:p>2331.692</text:p>
          </table:table-cell>
          <table:table-cell table:number-columns-repeated="5"/>
        </table:table-row>
        <table:table-row table:style-name="ro1">
          <table:table-cell office:value-type="float" office:value="2332.297" calcext:value-type="float">
            <text:p>2332.297</text:p>
          </table:table-cell>
          <table:table-cell table:number-columns-repeated="5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5"/>
        </table:table-row>
        <table:table-row table:style-name="ro1">
          <table:table-cell office:value-type="float" office:value="2332.498" calcext:value-type="float">
            <text:p>2332.498</text:p>
          </table:table-cell>
          <table:table-cell table:number-columns-repeated="5"/>
        </table:table-row>
        <table:table-row table:style-name="ro1">
          <table:table-cell office:value-type="float" office:value="2332.297" calcext:value-type="float">
            <text:p>2332.297</text:p>
          </table:table-cell>
          <table:table-cell table:number-columns-repeated="5"/>
        </table:table-row>
        <table:table-row table:style-name="ro1">
          <table:table-cell office:value-type="float" office:value="2332.196" calcext:value-type="float">
            <text:p>2332.196</text:p>
          </table:table-cell>
          <table:table-cell table:number-columns-repeated="5"/>
        </table:table-row>
        <table:table-row table:style-name="ro1">
          <table:table-cell office:value-type="float" office:value="2331.793" calcext:value-type="float">
            <text:p>2331.793</text:p>
          </table:table-cell>
          <table:table-cell table:number-columns-repeated="5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5"/>
        </table:table-row>
        <table:table-row table:style-name="ro1">
          <table:table-cell office:value-type="float" office:value="2331.592" calcext:value-type="float">
            <text:p>2331.592</text:p>
          </table:table-cell>
          <table:table-cell table:number-columns-repeated="5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5"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5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5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5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5"/>
        </table:table-row>
        <table:table-row table:style-name="ro1">
          <table:table-cell office:value-type="float" office:value="2332.095" calcext:value-type="float">
            <text:p>2332.095</text:p>
          </table:table-cell>
          <table:table-cell table:number-columns-repeated="5"/>
        </table:table-row>
        <table:table-row table:style-name="ro1">
          <table:table-cell office:value-type="float" office:value="2331.894" calcext:value-type="float">
            <text:p>2331.894</text:p>
          </table:table-cell>
          <table:table-cell table:number-columns-repeated="5"/>
        </table:table-row>
        <table:table-row table:style-name="ro1">
          <table:table-cell office:value-type="float" office:value="2332.397" calcext:value-type="float">
            <text:p>2332.397</text:p>
          </table:table-cell>
          <table:table-cell table:number-columns-repeated="5"/>
        </table:table-row>
        <table:table-row table:style-name="ro1">
          <table:table-cell office:value-type="float" office:value="2331.995" calcext:value-type="float">
            <text:p>2331.995</text:p>
          </table:table-cell>
          <table:table-cell table:number-columns-repeated="5"/>
        </table:table-row>
        <table:table-row table:style-name="ro1">
          <table:table-cell office:value-type="float" office:value="2332.196" calcext:value-type="float">
            <text:p>2332.196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1">
          <table:table-cell office:value-type="float" office:value="2251.831" calcext:value-type="float">
            <text:p>2251.831</text:p>
          </table:table-cell>
          <table:table-cell table:formula="of:=AVERAGE([.A116:.A193])" office:value-type="float" office:value="2252.51785897436" calcext:value-type="float">
            <text:p>2252.51785897436</text:p>
          </table:table-cell>
          <table:table-cell table:formula="of:=AVERAGE([.F116:.F121])" office:value-type="float" office:value="5.0425" calcext:value-type="float">
            <text:p>5.0425</text:p>
          </table:table-cell>
          <table:table-cell table:formula="of:=2*[.C116]" office:value-type="float" office:value="10.085" calcext:value-type="float">
            <text:p>10.085</text:p>
          </table:table-cell>
          <table:table-cell table:formula="of:=[.D116]/[.B116]" office:value-type="float" office:value="0.00447721200514344" calcext:value-type="float">
            <text:p>0.004477212005143</text:p>
          </table:table-cell>
          <table:table-cell office:value-type="float" office:value="5.047" calcext:value-type="float">
            <text:p>5.047</text:p>
          </table:table-cell>
        </table:table-row>
        <table:table-row table:style-name="ro1">
          <table:table-cell office:value-type="float" office:value="2251.529" calcext:value-type="float">
            <text:p>2251.529</text:p>
          </table:table-cell>
          <table:table-cell table:number-columns-repeated="4"/>
          <table:table-cell office:value-type="float" office:value="5.043" calcext:value-type="float">
            <text:p>5.043</text:p>
          </table:table-cell>
        </table:table-row>
        <table:table-row table:style-name="ro1">
          <table:table-cell office:value-type="float" office:value="2251.831" calcext:value-type="float">
            <text:p>2251.831</text:p>
          </table:table-cell>
          <table:table-cell table:number-columns-repeated="4"/>
          <table:table-cell office:value-type="float" office:value="5.041" calcext:value-type="float">
            <text:p>5.041</text:p>
          </table:table-cell>
        </table:table-row>
        <table:table-row table:style-name="ro1">
          <table:table-cell office:value-type="float" office:value="2252.234" calcext:value-type="float">
            <text:p>2252.234</text:p>
          </table:table-cell>
          <table:table-cell table:number-columns-repeated="4"/>
          <table:table-cell office:value-type="float" office:value="5.041" calcext:value-type="float">
            <text:p>5.041</text:p>
          </table:table-cell>
        </table:table-row>
        <table:table-row table:style-name="ro1">
          <table:table-cell office:value-type="float" office:value="2252.435" calcext:value-type="float">
            <text:p>2252.435</text:p>
          </table:table-cell>
          <table:table-cell table:number-columns-repeated="4"/>
          <table:table-cell office:value-type="float" office:value="5.042" calcext:value-type="float">
            <text:p>5.042</text:p>
          </table:table-cell>
        </table:table-row>
        <table:table-row table:style-name="ro1">
          <table:table-cell office:value-type="float" office:value="2252.536" calcext:value-type="float">
            <text:p>2252.536</text:p>
          </table:table-cell>
          <table:table-cell table:number-columns-repeated="4"/>
          <table:table-cell office:value-type="float" office:value="5.041" calcext:value-type="float">
            <text:p>5.041</text:p>
          </table:table-cell>
        </table:table-row>
        <table:table-row table:style-name="ro1">
          <table:table-cell office:value-type="float" office:value="2252.234" calcext:value-type="float">
            <text:p>2252.234</text:p>
          </table:table-cell>
          <table:table-cell table:number-columns-repeated="5"/>
        </table:table-row>
        <table:table-row table:style-name="ro1">
          <table:table-cell office:value-type="float" office:value="2253.442" calcext:value-type="float">
            <text:p>2253.442</text:p>
          </table:table-cell>
          <table:table-cell table:number-columns-repeated="5"/>
        </table:table-row>
        <table:table-row table:style-name="ro1">
          <table:table-cell office:value-type="float" office:value="2251.73" calcext:value-type="float">
            <text:p>2251.73</text:p>
          </table:table-cell>
          <table:table-cell table:number-columns-repeated="5"/>
        </table:table-row>
        <table:table-row table:style-name="ro1">
          <table:table-cell office:value-type="float" office:value="2252.637" calcext:value-type="float">
            <text:p>2252.637</text:p>
          </table:table-cell>
          <table:table-cell table:number-columns-repeated="5"/>
        </table:table-row>
        <table:table-row table:style-name="ro1">
          <table:table-cell office:value-type="float" office:value="2252.234" calcext:value-type="float">
            <text:p>2252.234</text:p>
          </table:table-cell>
          <table:table-cell table:number-columns-repeated="5"/>
        </table:table-row>
        <table:table-row table:style-name="ro1">
          <table:table-cell office:value-type="float" office:value="2252.737" calcext:value-type="float">
            <text:p>2252.737</text:p>
          </table:table-cell>
          <table:table-cell table:number-columns-repeated="5"/>
        </table:table-row>
        <table:table-row table:style-name="ro1">
          <table:table-cell office:value-type="float" office:value="2251.831" calcext:value-type="float">
            <text:p>2251.831</text:p>
          </table:table-cell>
          <table:table-cell table:number-columns-repeated="5"/>
        </table:table-row>
        <table:table-row table:style-name="ro1">
          <table:table-cell office:value-type="float" office:value="2252.334" calcext:value-type="float">
            <text:p>2252.334</text:p>
          </table:table-cell>
          <table:table-cell table:number-columns-repeated="5"/>
        </table:table-row>
        <table:table-row table:style-name="ro1">
          <table:table-cell office:value-type="float" office:value="2252.838" calcext:value-type="float">
            <text:p>2252.838</text:p>
          </table:table-cell>
          <table:table-cell table:number-columns-repeated="5"/>
        </table:table-row>
        <table:table-row table:style-name="ro1">
          <table:table-cell office:value-type="float" office:value="2251.63" calcext:value-type="float">
            <text:p>2251.63</text:p>
          </table:table-cell>
          <table:table-cell table:number-columns-repeated="5"/>
        </table:table-row>
        <table:table-row table:style-name="ro1">
          <table:table-cell office:value-type="float" office:value="2252.334" calcext:value-type="float">
            <text:p>2252.334</text:p>
          </table:table-cell>
          <table:table-cell table:number-columns-repeated="5"/>
        </table:table-row>
        <table:table-row table:style-name="ro1">
          <table:table-cell office:value-type="float" office:value="2253.442" calcext:value-type="float">
            <text:p>2253.442</text:p>
          </table:table-cell>
          <table:table-cell table:number-columns-repeated="5"/>
        </table:table-row>
        <table:table-row table:style-name="ro1">
          <table:table-cell office:value-type="float" office:value="2252.435" calcext:value-type="float">
            <text:p>2252.435</text:p>
          </table:table-cell>
          <table:table-cell table:number-columns-repeated="5"/>
        </table:table-row>
        <table:table-row table:style-name="ro1">
          <table:table-cell office:value-type="float" office:value="2252.435" calcext:value-type="float">
            <text:p>2252.435</text:p>
          </table:table-cell>
          <table:table-cell table:number-columns-repeated="5"/>
        </table:table-row>
        <table:table-row table:style-name="ro1">
          <table:table-cell office:value-type="float" office:value="2253.14" calcext:value-type="float">
            <text:p>2253.14</text:p>
          </table:table-cell>
          <table:table-cell table:number-columns-repeated="5"/>
        </table:table-row>
        <table:table-row table:style-name="ro1">
          <table:table-cell office:value-type="float" office:value="2253.342" calcext:value-type="float">
            <text:p>2253.342</text:p>
          </table:table-cell>
          <table:table-cell table:number-columns-repeated="5"/>
        </table:table-row>
        <table:table-row table:style-name="ro1">
          <table:table-cell office:value-type="float" office:value="2252.234" calcext:value-type="float">
            <text:p>2252.234</text:p>
          </table:table-cell>
          <table:table-cell table:number-columns-repeated="5"/>
        </table:table-row>
        <table:table-row table:style-name="ro1">
          <table:table-cell office:value-type="float" office:value="2251.932" calcext:value-type="float">
            <text:p>2251.932</text:p>
          </table:table-cell>
          <table:table-cell table:number-columns-repeated="5"/>
        </table:table-row>
        <table:table-row table:style-name="ro1">
          <table:table-cell office:value-type="float" office:value="2252.637" calcext:value-type="float">
            <text:p>2252.637</text:p>
          </table:table-cell>
          <table:table-cell table:number-columns-repeated="5"/>
        </table:table-row>
        <table:table-row table:style-name="ro1">
          <table:table-cell office:value-type="float" office:value="2251.328" calcext:value-type="float">
            <text:p>2251.328</text:p>
          </table:table-cell>
          <table:table-cell table:number-columns-repeated="5"/>
        </table:table-row>
        <table:table-row table:style-name="ro1">
          <table:table-cell office:value-type="float" office:value="2253.241" calcext:value-type="float">
            <text:p>2253.241</text:p>
          </table:table-cell>
          <table:table-cell table:number-columns-repeated="5"/>
        </table:table-row>
        <table:table-row table:style-name="ro1">
          <table:table-cell office:value-type="float" office:value="2252.838" calcext:value-type="float">
            <text:p>2252.838</text:p>
          </table:table-cell>
          <table:table-cell table:number-columns-repeated="5"/>
        </table:table-row>
        <table:table-row table:style-name="ro1">
          <table:table-cell office:value-type="float" office:value="2252.435" calcext:value-type="float">
            <text:p>2252.435</text:p>
          </table:table-cell>
          <table:table-cell table:number-columns-repeated="5"/>
        </table:table-row>
        <table:table-row table:style-name="ro1">
          <table:table-cell office:value-type="float" office:value="2252.536" calcext:value-type="float">
            <text:p>2252.536</text:p>
          </table:table-cell>
          <table:table-cell table:number-columns-repeated="5"/>
        </table:table-row>
        <table:table-row table:style-name="ro1">
          <table:table-cell office:value-type="float" office:value="2252.234" calcext:value-type="float">
            <text:p>2252.234</text:p>
          </table:table-cell>
          <table:table-cell table:number-columns-repeated="5"/>
        </table:table-row>
        <table:table-row table:style-name="ro1">
          <table:table-cell office:value-type="float" office:value="2251.831" calcext:value-type="float">
            <text:p>2251.831</text:p>
          </table:table-cell>
          <table:table-cell table:number-columns-repeated="5"/>
        </table:table-row>
        <table:table-row table:style-name="ro1">
          <table:table-cell office:value-type="float" office:value="2252.737" calcext:value-type="float">
            <text:p>2252.737</text:p>
          </table:table-cell>
          <table:table-cell table:number-columns-repeated="5"/>
        </table:table-row>
        <table:table-row table:style-name="ro1">
          <table:table-cell office:value-type="float" office:value="2252.737" calcext:value-type="float">
            <text:p>2252.737</text:p>
          </table:table-cell>
          <table:table-cell table:number-columns-repeated="5"/>
        </table:table-row>
        <table:table-row table:style-name="ro1">
          <table:table-cell office:value-type="float" office:value="2252.133" calcext:value-type="float">
            <text:p>2252.133</text:p>
          </table:table-cell>
          <table:table-cell table:number-columns-repeated="5"/>
        </table:table-row>
        <table:table-row table:style-name="ro1">
          <table:table-cell office:value-type="float" office:value="2251.932" calcext:value-type="float">
            <text:p>2251.932</text:p>
          </table:table-cell>
          <table:table-cell table:number-columns-repeated="5"/>
        </table:table-row>
        <table:table-row table:style-name="ro1">
          <table:table-cell office:value-type="float" office:value="2254.047" calcext:value-type="float">
            <text:p>2254.047</text:p>
          </table:table-cell>
          <table:table-cell table:number-columns-repeated="5"/>
        </table:table-row>
        <table:table-row table:style-name="ro1">
          <table:table-cell office:value-type="float" office:value="2253.04" calcext:value-type="float">
            <text:p>2253.04</text:p>
          </table:table-cell>
          <table:table-cell table:number-columns-repeated="5"/>
        </table:table-row>
        <table:table-row table:style-name="ro1">
          <table:table-cell office:value-type="float" office:value="2252.737" calcext:value-type="float">
            <text:p>2252.737</text:p>
          </table:table-cell>
          <table:table-cell table:number-columns-repeated="5"/>
        </table:table-row>
        <table:table-row table:style-name="ro1">
          <table:table-cell office:value-type="float" office:value="2252.133" calcext:value-type="float">
            <text:p>2252.133</text:p>
          </table:table-cell>
          <table:table-cell table:number-columns-repeated="5"/>
        </table:table-row>
        <table:table-row table:style-name="ro1">
          <table:table-cell office:value-type="float" office:value="2252.435" calcext:value-type="float">
            <text:p>2252.435</text:p>
          </table:table-cell>
          <table:table-cell table:number-columns-repeated="5"/>
        </table:table-row>
        <table:table-row table:style-name="ro1">
          <table:table-cell office:value-type="float" office:value="2253.745" calcext:value-type="float">
            <text:p>2253.745</text:p>
          </table:table-cell>
          <table:table-cell table:number-columns-repeated="5"/>
        </table:table-row>
        <table:table-row table:style-name="ro1">
          <table:table-cell office:value-type="float" office:value="2252.737" calcext:value-type="float">
            <text:p>2252.737</text:p>
          </table:table-cell>
          <table:table-cell table:number-columns-repeated="5"/>
        </table:table-row>
        <table:table-row table:style-name="ro1">
          <table:table-cell office:value-type="float" office:value="2253.442" calcext:value-type="float">
            <text:p>2253.442</text:p>
          </table:table-cell>
          <table:table-cell table:number-columns-repeated="5"/>
        </table:table-row>
        <table:table-row table:style-name="ro1">
          <table:table-cell office:value-type="float" office:value="2253.04" calcext:value-type="float">
            <text:p>2253.04</text:p>
          </table:table-cell>
          <table:table-cell table:number-columns-repeated="5"/>
        </table:table-row>
        <table:table-row table:style-name="ro1">
          <table:table-cell office:value-type="float" office:value="2253.04" calcext:value-type="float">
            <text:p>2253.04</text:p>
          </table:table-cell>
          <table:table-cell table:number-columns-repeated="5"/>
        </table:table-row>
        <table:table-row table:style-name="ro1">
          <table:table-cell office:value-type="float" office:value="2252.334" calcext:value-type="float">
            <text:p>2252.334</text:p>
          </table:table-cell>
          <table:table-cell table:number-columns-repeated="5"/>
        </table:table-row>
        <table:table-row table:style-name="ro1">
          <table:table-cell office:value-type="float" office:value="2251.529" calcext:value-type="float">
            <text:p>2251.529</text:p>
          </table:table-cell>
          <table:table-cell table:number-columns-repeated="5"/>
        </table:table-row>
        <table:table-row table:style-name="ro1">
          <table:table-cell office:value-type="float" office:value="2252.133" calcext:value-type="float">
            <text:p>2252.133</text:p>
          </table:table-cell>
          <table:table-cell table:number-columns-repeated="5"/>
        </table:table-row>
        <table:table-row table:style-name="ro1">
          <table:table-cell office:value-type="float" office:value="2252.536" calcext:value-type="float">
            <text:p>2252.536</text:p>
          </table:table-cell>
          <table:table-cell table:number-columns-repeated="5"/>
        </table:table-row>
        <table:table-row table:style-name="ro1">
          <table:table-cell office:value-type="float" office:value="2253.342" calcext:value-type="float">
            <text:p>2253.342</text:p>
          </table:table-cell>
          <table:table-cell table:number-columns-repeated="5"/>
        </table:table-row>
        <table:table-row table:style-name="ro1">
          <table:table-cell office:value-type="float" office:value="2252.133" calcext:value-type="float">
            <text:p>2252.133</text:p>
          </table:table-cell>
          <table:table-cell table:number-columns-repeated="5"/>
        </table:table-row>
        <table:table-row table:style-name="ro1">
          <table:table-cell office:value-type="float" office:value="2252.334" calcext:value-type="float">
            <text:p>2252.334</text:p>
          </table:table-cell>
          <table:table-cell table:number-columns-repeated="5"/>
        </table:table-row>
        <table:table-row table:style-name="ro1">
          <table:table-cell office:value-type="float" office:value="2253.241" calcext:value-type="float">
            <text:p>2253.241</text:p>
          </table:table-cell>
          <table:table-cell table:number-columns-repeated="5"/>
        </table:table-row>
        <table:table-row table:style-name="ro1">
          <table:table-cell office:value-type="float" office:value="2252.637" calcext:value-type="float">
            <text:p>2252.637</text:p>
          </table:table-cell>
          <table:table-cell table:number-columns-repeated="5"/>
        </table:table-row>
        <table:table-row table:style-name="ro1">
          <table:table-cell office:value-type="float" office:value="2252.032" calcext:value-type="float">
            <text:p>2252.032</text:p>
          </table:table-cell>
          <table:table-cell table:number-columns-repeated="5"/>
        </table:table-row>
        <table:table-row table:style-name="ro1">
          <table:table-cell office:value-type="float" office:value="2252.435" calcext:value-type="float">
            <text:p>2252.435</text:p>
          </table:table-cell>
          <table:table-cell table:number-columns-repeated="5"/>
        </table:table-row>
        <table:table-row table:style-name="ro1">
          <table:table-cell office:value-type="float" office:value="2252.234" calcext:value-type="float">
            <text:p>2252.234</text:p>
          </table:table-cell>
          <table:table-cell table:number-columns-repeated="5"/>
        </table:table-row>
        <table:table-row table:style-name="ro1">
          <table:table-cell office:value-type="float" office:value="2252.838" calcext:value-type="float">
            <text:p>2252.838</text:p>
          </table:table-cell>
          <table:table-cell table:number-columns-repeated="5"/>
        </table:table-row>
        <table:table-row table:style-name="ro1">
          <table:table-cell office:value-type="float" office:value="2252.133" calcext:value-type="float">
            <text:p>2252.133</text:p>
          </table:table-cell>
          <table:table-cell table:number-columns-repeated="5"/>
        </table:table-row>
        <table:table-row table:style-name="ro1">
          <table:table-cell office:value-type="float" office:value="2252.939" calcext:value-type="float">
            <text:p>2252.939</text:p>
          </table:table-cell>
          <table:table-cell table:number-columns-repeated="5"/>
        </table:table-row>
        <table:table-row table:style-name="ro1">
          <table:table-cell office:value-type="float" office:value="2251.529" calcext:value-type="float">
            <text:p>2251.529</text:p>
          </table:table-cell>
          <table:table-cell table:number-columns-repeated="5"/>
        </table:table-row>
        <table:table-row table:style-name="ro1">
          <table:table-cell office:value-type="float" office:value="2252.133" calcext:value-type="float">
            <text:p>2252.133</text:p>
          </table:table-cell>
          <table:table-cell table:number-columns-repeated="5"/>
        </table:table-row>
        <table:table-row table:style-name="ro1">
          <table:table-cell office:value-type="float" office:value="2253.04" calcext:value-type="float">
            <text:p>2253.04</text:p>
          </table:table-cell>
          <table:table-cell table:number-columns-repeated="5"/>
        </table:table-row>
        <table:table-row table:style-name="ro1">
          <table:table-cell office:value-type="float" office:value="2252.536" calcext:value-type="float">
            <text:p>2252.536</text:p>
          </table:table-cell>
          <table:table-cell table:number-columns-repeated="5"/>
        </table:table-row>
        <table:table-row table:style-name="ro1">
          <table:table-cell office:value-type="float" office:value="2252.637" calcext:value-type="float">
            <text:p>2252.637</text:p>
          </table:table-cell>
          <table:table-cell table:number-columns-repeated="5"/>
        </table:table-row>
        <table:table-row table:style-name="ro1">
          <table:table-cell office:value-type="float" office:value="2252.334" calcext:value-type="float">
            <text:p>2252.334</text:p>
          </table:table-cell>
          <table:table-cell table:number-columns-repeated="5"/>
        </table:table-row>
        <table:table-row table:style-name="ro1">
          <table:table-cell office:value-type="float" office:value="2252.939" calcext:value-type="float">
            <text:p>2252.939</text:p>
          </table:table-cell>
          <table:table-cell table:number-columns-repeated="5"/>
        </table:table-row>
        <table:table-row table:style-name="ro1">
          <table:table-cell office:value-type="float" office:value="2252.536" calcext:value-type="float">
            <text:p>2252.536</text:p>
          </table:table-cell>
          <table:table-cell table:number-columns-repeated="5"/>
        </table:table-row>
        <table:table-row table:style-name="ro1">
          <table:table-cell office:value-type="float" office:value="2253.14" calcext:value-type="float">
            <text:p>2253.14</text:p>
          </table:table-cell>
          <table:table-cell table:number-columns-repeated="5"/>
        </table:table-row>
        <table:table-row table:style-name="ro1">
          <table:table-cell office:value-type="float" office:value="2252.536" calcext:value-type="float">
            <text:p>2252.536</text:p>
          </table:table-cell>
          <table:table-cell table:number-columns-repeated="5"/>
        </table:table-row>
        <table:table-row table:style-name="ro1">
          <table:table-cell office:value-type="float" office:value="2252.737" calcext:value-type="float">
            <text:p>2252.737</text:p>
          </table:table-cell>
          <table:table-cell table:number-columns-repeated="5"/>
        </table:table-row>
        <table:table-row table:style-name="ro1">
          <table:table-cell office:value-type="float" office:value="2252.133" calcext:value-type="float">
            <text:p>2252.133</text:p>
          </table:table-cell>
          <table:table-cell table:number-columns-repeated="5"/>
        </table:table-row>
        <table:table-row table:style-name="ro1">
          <table:table-cell office:value-type="float" office:value="2252.133" calcext:value-type="float">
            <text:p>2252.133</text:p>
          </table:table-cell>
          <table:table-cell table:number-columns-repeated="5"/>
        </table:table-row>
        <table:table-row table:style-name="ro1">
          <table:table-cell office:value-type="float" office:value="2252.334" calcext:value-type="float">
            <text:p>2252.334</text:p>
          </table:table-cell>
          <table:table-cell table:number-columns-repeated="5"/>
        </table:table-row>
        <table:table-row table:style-name="ro1">
          <table:table-cell office:value-type="float" office:value="2253.241" calcext:value-type="float">
            <text:p>2253.241</text:p>
          </table:table-cell>
          <table:table-cell table:number-columns-repeated="5"/>
        </table:table-row>
        <table:table-row table:style-name="ro1">
          <table:table-cell office:value-type="float" office:value="2252.435" calcext:value-type="float">
            <text:p>2252.435</text:p>
          </table:table-cell>
          <table:table-cell table:number-columns-repeated="5"/>
        </table:table-row>
        <table:table-row table:style-name="ro1">
          <table:table-cell office:value-type="float" office:value="2252.838" calcext:value-type="float">
            <text:p>2252.83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12:54:29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4T13:02:34.331000000</dc:date>
    <meta:editing-duration>PT4H15M55S</meta:editing-duration>
    <meta:editing-cycles>72</meta:editing-cycles>
    <meta:document-statistic meta:table-count="1" meta:cell-count="2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2:Sheet1.A39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:Sheet1.A3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9584">
                <text:p>2.049584</text:p>
                <draw:g>
                  <svg:desc>Sheet1.A22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9584">
                <text:p>2.049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9473">
                <text:p>2.049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9356">
                <text:p>2.049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9722">
                <text:p>2.0497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9598">
                <text:p>2.049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9605">
                <text:p>2.049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9737">
                <text:p>2.049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9614">
                <text:p>2.049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9614">
                <text:p>2.0496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9473">
                <text:p>2.049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9624">
                <text:p>2.049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9636">
                <text:p>2.0496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9636">
                <text:p>2.049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9473">
                <text:p>2.049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9473">
                <text:p>2.049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9281">
                <text:p>2.049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9473">
                <text:p>2.049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